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Noto Sans Mono CJK JP Regular4" svg:font-family="'Noto Sans Mono CJK JP Regular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3" svg:font-family="'Noto Sans Mono CJK JP'" style:font-family-generic="roman" style:font-pitch="variable"/>
    <style:font-face style:name="Noto Sans Mono CJK JP1" svg:font-family="'Noto Sans Mono CJK JP'" style:font-adornments="Regular" style:font-family-generic="roman" style:font-pitch="variable"/>
    <style:font-face style:name="Noto Sans Mono CJK JP Regular" svg:font-family="'Noto Sans Mono CJK JP Regular'" style:font-family-generic="roman" style:font-pitch="variable"/>
    <style:font-face style:name="Noto Sans Mono CJK JP Regular2" svg:font-family="'Noto Sans Mono CJK JP Regular'" style:font-adornments="Regular" style:font-family-generic="roman" style:font-pitch="variable"/>
    <style:font-face style:name="Noto Sans Mono CJK JP" svg:font-family="'Noto Sans Mono CJK JP'" style:font-family-generic="swiss" style:font-pitch="variable"/>
    <style:font-face style:name="Noto Sans Mono CJK JP2" svg:font-family="'Noto Sans Mono CJK JP'" style:font-adornments="Regular" style:font-family-generic="swiss" style:font-pitch="variable"/>
    <style:font-face style:name="Noto Sans Mono CJK JP Bold1" svg:font-family="'Noto Sans Mono CJK JP Bold'" style:font-adornments="Bold" style:font-family-generic="swiss" style:font-pitch="variable"/>
    <style:font-face style:name="Noto Sans Mono CJK JP Bold" svg:font-family="'Noto Sans Mono CJK JP Bold'" style:font-adornments="Regular" style:font-family-generic="swiss" style:font-pitch="variable"/>
    <style:font-face style:name="Noto Sans Mono CJK JP Regular3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6" svg:font-family="'Noto Sans Mono CJK JP Regular'" style:font-family-generic="system" style:font-pitch="variable"/>
    <style:font-face style:name="Noto Sans Mono CJK JP Regular5" svg:font-family="'Noto Sans Mono CJK JP Regular'" style:font-adornments="Regular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2.515cm" fo:min-width="20.266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0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09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7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2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2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2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.77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61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7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806cm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5.221cm" fo:min-width="20.49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69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5.31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67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1cm" fo:min-width="4.82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98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6.11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19cm"/>
      <style:paragraph-properties style:writing-mode="lr-tb"/>
    </style:style>
    <style:style style:name="gr32" style:family="graphic" style:parent-style-name="objectwithoutfill">
      <style:graphic-properties draw:marker-end="Arrowheads_20_10" draw:marker-end-width="0.3cm" draw:fill="none" draw:textarea-vertical-align="middle"/>
    </style:style>
    <style:style style:name="gr33" style:family="graphic" style:parent-style-name="objectwithoutfill">
      <style:graphic-properties draw:marker-end="Arrowheads_20_14" draw:marker-end-width="0.3cm" draw:fill="none" draw:textarea-vertical-align="middle"/>
    </style:style>
    <style:style style:name="gr34" style:family="graphic" style:parent-style-name="objectwithoutfill">
      <style:graphic-properties draw:marker-end="Arrowheads_20_15" draw:marker-end-width="0.3cm" draw:fill="none" draw:textarea-vertical-align="middle"/>
    </style:style>
    <style:style style:name="gr35" style:family="graphic" style:parent-style-name="objectwithoutfill">
      <style:graphic-properties draw:marker-end="Arrowheads_20_16" draw:marker-end-width="0.3cm" draw:fill="none" draw:textarea-vertical-align="middle"/>
    </style:style>
    <style:style style:name="gr36" style:family="graphic" style:parent-style-name="standard">
      <style:graphic-properties draw:stroke="none" draw:textarea-horizontal-align="justify" draw:textarea-vertical-align="middle" draw:auto-grow-height="false" fo:min-height="9.402cm" fo:min-width="24.265cm"/>
    </style:style>
    <style:style style:name="gr37" style:family="graphic" style:parent-style-name="standard">
      <style:graphic-properties draw:textarea-horizontal-align="justify" draw:textarea-vertical-align="middle" draw:auto-grow-height="false" fo:min-height="3.56cm" fo:min-width="2.04cm"/>
      <style:paragraph-properties style:writing-mode="lr-tb"/>
    </style:style>
    <style:style style:name="gr38" style:family="graphic" style:parent-style-name="objectwithoutfill">
      <style:graphic-properties draw:marker-end="Arrowheads_20_1" draw:marker-end-width="0.3cm" draw:fill="none" draw:textarea-vertical-align="middle"/>
    </style:style>
    <style:style style:name="gr39" style:family="graphic" style:parent-style-name="objectwithoutfill">
      <style:graphic-properties draw:marker-end="Arrowheads_20_2" draw:marker-end-width="0.3cm"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gr41" style:family="graphic" style:parent-style-name="objectwithoutfill">
      <style:graphic-properties draw:marker-end="Arrowheads_20_3" draw:marker-end-width="0.3cm" draw:fill="none" draw:textarea-vertical-align="middle"/>
    </style:style>
    <style:style style:name="gr42" style:family="graphic" style:parent-style-name="objectwithoutfill">
      <style:graphic-properties draw:marker-end="Arrowheads_20_4" draw:marker-end-width="0.3cm" draw:fill="none" draw:textarea-vertical-align="middle"/>
    </style:style>
    <style:style style:name="gr43" style:family="graphic" style:parent-style-name="objectwithoutfill">
      <style:graphic-properties draw:marker-end="Arrowheads_20_5" draw:marker-end-width="0.3cm" draw:fill="none" draw:textarea-vertical-align="middle"/>
    </style:style>
    <style:style style:name="gr44" style:family="graphic" style:parent-style-name="objectwithoutfill">
      <style:graphic-properties draw:marker-end="Arrowheads_20_6" draw:marker-end-width="0.3cm" draw:fill="none" draw:textarea-vertical-align="middle"/>
    </style:style>
    <style:style style:name="gr45" style:family="graphic" style:parent-style-name="objectwithoutfill">
      <style:graphic-properties draw:marker-end="Arrowheads_20_7" draw:marker-end-width="0.3cm" draw:fill="none" draw:textarea-vertical-align="middle"/>
    </style:style>
    <style:style style:name="gr46" style:family="graphic" style:parent-style-name="objectwithoutfill">
      <style:graphic-properties draw:marker-end="Arrowheads_20_8" draw:marker-end-width="0.3cm" draw:fill="none" draw:textarea-vertical-align="middle"/>
    </style:style>
    <style:style style:name="gr47" style:family="graphic" style:parent-style-name="objectwithoutfill">
      <style:graphic-properties draw:marker-end="Arrowheads_20_9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1.95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2.136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047cm" fo:min-width="0.008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style:font-name="Noto Sans Mono CJK JP Regular3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style:writing-mode="lr-tb"/>
      <style:text-properties style:font-name="DejaVu Sans Mono1" fo:font-size="9pt" style:font-size-asian="9pt" style:font-size-complex="9pt"/>
    </style:style>
    <style:style style:name="P11" style:family="paragraph">
      <loext:graphic-properties draw:fill="none" draw:fill-color="#ffffff"/>
      <style:paragraph-properties style:writing-mode="lr-tb"/>
      <style:text-properties style:font-name="Noto Sans Mono CJK JP Bold1" fo:font-size="14pt" style:font-size-asian="14pt" style:font-size-complex="14pt"/>
    </style:style>
    <style:style style:name="P12" style:family="paragraph">
      <style:paragraph-properties fo:text-align="center" style:writing-mode="lr-tb"/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style:font-name="Noto Sans Mono CJK JP Regular3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Noto Sans Mono CJK JP Bold1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336cm" svg:height="13.335cm" svg:x="1.889cm" svg:y="1.635cm">
          <text:p/>
          <draw:enhanced-geometry svg:viewBox="0 0 21600 21600" draw:path-stretchpoint-x="10800" draw:path-stretchpoint-y="10800" draw:text-areas="?f3 ?f4 ?f5 ?f6" draw:type="round-rectangle" draw:modifiers="1580.69179143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2.54cm" svg:height="1.27cm" svg:x="14.971cm" svg:y="6.08cm">
          <text:p text:style-name="P2">Del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54cm" svg:height="1.27cm" svg:x="14.971cm" svg:y="9.89cm">
          <text:p text:style-name="P2">Highpas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1.95cm" svg:y1="6.715cm" svg:x2="17.511cm" svg:y2="10.525cm" draw:start-shape="id1" draw:start-glue-point="1" draw:end-shape="id2" draw:end-glue-point="1" svg:d="M21950 6715h513v3810h-4952" svg:viewBox="0 0 4953 3811">
          <text:p/>
        </draw:connector>
        <draw:custom-shape draw:style-name="gr2" draw:text-style-name="P4" xml:id="id7" draw:id="id7" draw:layer="layout" svg:width="2.54cm" svg:height="1.27cm" svg:x="8.621cm" svg:y="3.54cm">
          <text:p text:style-name="P4"><text:span text:style-name="T1">LF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2.54cm" svg:height="1.27cm" svg:x="11.161cm" svg:y="9.89cm">
          <text:p text:style-name="P4"><text:span text:style-name="T1">Allpas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2.558cm" svg:y1="4.175cm" svg:x2="16.241cm" svg:y2="6.08cm" draw:start-shape="id3" draw:start-glue-point="10" draw:end-shape="id4" draw:end-glue-point="0" svg:d="M12558 4175h3683v1905" svg:viewBox="0 0 3684 1906">
          <text:p/>
        </draw:connector>
        <draw:connector draw:style-name="gr5" draw:text-style-name="P3" draw:layer="layout" svg:x1="11.161cm" svg:y1="10.525cm" svg:x2="7.472cm" svg:y2="10.525cm" draw:start-shape="id5" draw:start-glue-point="3" draw:end-shape="id6" draw:end-glue-point="10" svg:d="M11161 10525h-3689" svg:viewBox="0 0 3690 1">
          <text:p/>
        </draw:connector>
        <draw:connector draw:style-name="gr3" draw:text-style-name="P3" draw:layer="layout" svg:x1="14.971cm" svg:y1="10.525cm" svg:x2="13.701cm" svg:y2="10.525cm" draw:start-shape="id2" draw:start-glue-point="3" draw:end-shape="id5" draw:end-glue-point="1" svg:d="M14971 10525h-1270" svg:viewBox="0 0 1271 1">
          <text:p/>
        </draw:connector>
        <draw:custom-shape draw:style-name="gr6" draw:text-style-name="P6" xml:id="id3" draw:id="id3" draw:layer="layout" svg:width="0.254cm" svg:height="0.254cm" svg:x="12.304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11.161cm" svg:y1="4.175cm" svg:x2="12.304cm" svg:y2="4.175cm" draw:start-shape="id7" draw:start-glue-point="1" draw:end-shape="id3" draw:end-glue-point="6" svg:d="M11161 4175h1143" svg:viewBox="0 0 1144 1">
          <text:p/>
        </draw:connector>
        <draw:connector draw:style-name="gr4" draw:text-style-name="P5" draw:layer="layout" svg:x1="12.431cm" svg:y1="4.302cm" svg:x2="12.431cm" svg:y2="9.89cm" draw:start-shape="id3" draw:start-glue-point="8" draw:end-shape="id5" draw:end-glue-point="0" svg:d="M12431 4302v5588" svg:viewBox="0 0 1 5589">
          <text:p/>
        </draw:connector>
        <draw:frame draw:style-name="gr7" draw:text-style-name="P7" draw:layer="layout" svg:width="1.56cm" svg:height="0.878cm" svg:x="1.975cm" svg:y="6.218cm">
          <draw:text-box>
            <text:p>Input</text:p>
          </draw:text-box>
        </draw:frame>
        <draw:frame draw:style-name="gr8" draw:text-style-name="P7" draw:layer="layout" svg:width="4.524cm" svg:height="0.878cm" svg:x="3.535cm" svg:y="0.122cm">
          <draw:text-box>
            <text:p>Note: Stereo Signal</text:p>
          </draw:text-box>
        </draw:frame>
        <draw:custom-shape draw:style-name="gr2" draw:text-style-name="P4" xml:id="id11" draw:id="id11" draw:layer="layout" svg:width="2.54cm" svg:height="1.27cm" svg:x="8.621cm" svg:y="6.08cm">
          <text:p text:style-name="P4"><text:span text:style-name="T1">Panner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.95cm" svg:height="0.721cm" svg:x="15.053cm" svg:y="11.16cm">
          <draw:text-box>
            <text:p><text:span text:style-name="T2">- DC Kill</text:span></text:p>
          </draw:text-box>
        </draw:frame>
        <draw:frame draw:style-name="gr10" draw:text-style-name="P9" draw:layer="layout" svg:width="0.502cm" svg:height="1.237cm" svg:x="10.78cm" svg:y="11.795cm">
          <draw:text-box>
            <text:p/>
          </draw:text-box>
        </draw:frame>
        <draw:frame draw:style-name="gr11" draw:text-style-name="P10" draw:layer="layout" svg:width="2.593cm" svg:height="1.191cm" svg:x="11.161cm" svg:y="11.16cm">
          <draw:text-box>
            <text:p><text:span text:style-name="T2">- Allpass Cut</text:span></text:p>
            <text:p><text:span text:style-name="T2">- Allpass Q</text:span></text:p>
          </draw:text-box>
        </draw:frame>
        <draw:frame draw:style-name="gr12" draw:text-style-name="P8" draw:layer="layout" svg:width="2.272cm" svg:height="1.191cm" svg:x="8.621cm" svg:y="7.35cm">
          <draw:text-box>
            <text:p><text:span text:style-name="T2">- In Spread</text:span></text:p>
            <text:p><text:span text:style-name="T2">- In Pan</text:span></text:p>
          </draw:text-box>
        </draw:frame>
        <draw:frame draw:style-name="gr13" draw:text-style-name="P8" draw:layer="layout" svg:width="1.789cm" svg:height="1.191cm" svg:x="14.971cm" svg:y="7.35cm">
          <draw:text-box>
            <text:p><text:span text:style-name="T2">- Time</text:span></text:p>
            <text:p><text:span text:style-name="T2">- Stereo</text:span></text:p>
          </draw:text-box>
        </draw:frame>
        <draw:frame draw:style-name="gr14" draw:text-style-name="P8" draw:layer="layout" svg:width="1.628cm" svg:height="0.721cm" svg:x="16.264cm" svg:y="4.978cm">
          <draw:text-box>
            <text:p><text:span text:style-name="T2">To Time</text:span></text:p>
          </draw:text-box>
        </draw:frame>
        <draw:frame draw:style-name="gr15" draw:text-style-name="P8" draw:layer="layout" svg:width="2.754cm" svg:height="0.721cm" svg:x="12.304cm" svg:y="8.534cm">
          <draw:text-box>
            <text:p><text:span text:style-name="T2">To Allpass Cut</text:span></text:p>
          </draw:text-box>
        </draw:frame>
        <draw:frame draw:style-name="gr16" draw:text-style-name="P8" draw:layer="layout" svg:width="2.272cm" svg:height="1.661cm" svg:x="8.508cm" svg:y="1.889cm">
          <draw:text-box>
            <text:p><text:span text:style-name="T2">- Frequency</text:span></text:p>
            <text:p><text:span text:style-name="T2">- Shape</text:span></text:p>
            <text:p><text:span text:style-name="T2">- Phase</text:span></text:p>
          </draw:text-box>
        </draw:frame>
        <draw:custom-shape draw:style-name="gr2" draw:text-style-name="P4" xml:id="id1" draw:id="id1" draw:layer="layout" svg:width="2.54cm" svg:height="1.27cm" svg:x="19.41cm" svg:y="6.08cm">
          <text:p text:style-name="P4"><text:span text:style-name="T1">Panner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272cm" svg:height="1.191cm" svg:x="19.41cm" svg:y="7.35cm">
          <draw:text-box>
            <text:p><text:span text:style-name="T2">- In Spread</text:span></text:p>
            <text:p><text:span text:style-name="T2">- In Pan</text:span></text:p>
          </draw:text-box>
        </draw:frame>
        <draw:custom-shape draw:style-name="gr17" draw:text-style-name="P3" draw:layer="layout" svg:width="0.762cm" svg:height="0.762cm" draw:transform="rotate (1.5707963267949) translate (20.553cm 10.9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8" draw:layer="layout" svg:width="2.111cm" svg:height="1.191cm" svg:x="19.805cm" svg:y="11.112cm">
          <draw:text-box>
            <text:p><text:span text:style-name="T2">- Feedback</text:span></text:p>
            <text:p><text:span text:style-name="T2">- Negative</text:span></text:p>
          </draw:text-box>
        </draw:frame>
        <draw:connector draw:style-name="gr4" draw:text-style-name="P5" draw:layer="layout" svg:x1="17.511cm" svg:y1="6.715cm" svg:x2="19.41cm" svg:y2="6.715cm" draw:start-shape="id4" draw:start-glue-point="1" draw:end-shape="id1" draw:end-glue-point="3" svg:d="M17511 6715h1899" svg:viewBox="0 0 1900 1">
          <text:p/>
        </draw:connector>
        <draw:custom-shape draw:style-name="gr6" draw:text-style-name="P6" xml:id="id6" draw:id="id6" draw:layer="layout" svg:width="0.254cm" svg:height="0.254cm" svg:x="7.218cm" svg:y="10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1.772cm" svg:height="0.878cm" svg:x="9.383cm" svg:y="13.203cm">
          <draw:text-box>
            <text:p>Output</text:p>
          </draw:text-box>
        </draw:frame>
        <draw:line draw:style-name="gr4" draw:text-style-name="P5" draw:layer="layout" svg:x1="7.726cm" svg:y1="13.7cm" svg:x2="9.377cm" svg:y2="13.7cm">
          <text:p/>
        </draw:line>
        <draw:custom-shape draw:style-name="gr6" draw:text-style-name="P6" xml:id="id9" draw:id="id9" draw:layer="layout" svg:width="0.254cm" svg:height="0.254cm" svg:x="5.313cm" svg:y="6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20" draw:text-style-name="P3" draw:layer="layout" svg:width="0.762cm" svg:height="0.762cm" svg:x="8.488cm" svg:y="0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5" draw:layer="layout" svg:x1="8.615cm" svg:y1="0.619cm" svg:x2="9.123cm" svg:y2="0.619cm">
            <text:p/>
          </draw:line>
          <draw:line draw:style-name="gr21" draw:text-style-name="P5" draw:layer="layout" svg:x1="8.869cm" svg:y1="0.365cm" svg:x2="8.869cm" svg:y2="0.873cm">
            <text:p/>
          </draw:line>
        </draw:g>
        <draw:g xml:id="id8" draw:id="id8">
          <draw:custom-shape draw:style-name="gr20" draw:text-style-name="P3" draw:layer="layout" svg:width="0.762cm" svg:height="0.762cm" svg:x="6.964cm" svg:y="13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5" draw:layer="layout" svg:x1="7.091cm" svg:y1="13.7cm" svg:x2="7.599cm" svg:y2="13.7cm">
            <text:p/>
          </draw:line>
          <draw:line draw:style-name="gr21" draw:text-style-name="P5" draw:layer="layout" svg:x1="7.345cm" svg:y1="13.446cm" svg:x2="7.345cm" svg:y2="13.954cm">
            <text:p/>
          </draw:line>
        </draw:g>
        <draw:connector draw:style-name="gr4" draw:text-style-name="P5" draw:layer="layout" svg:x1="7.345cm" svg:y1="10.652cm" svg:x2="7.345cm" svg:y2="13.319cm" draw:start-shape="id6" draw:start-glue-point="8" draw:end-shape="id8" draw:end-glue-point="0" svg:d="M7345 10652v2667" svg:viewBox="0 0 1 2668">
          <text:p/>
        </draw:connector>
        <draw:connector draw:style-name="gr4" draw:text-style-name="P5" draw:layer="layout" svg:x1="5.44cm" svg:y1="6.842cm" svg:x2="6.964cm" svg:y2="13.7cm" draw:start-shape="id9" draw:start-glue-point="8" draw:end-shape="id8" draw:end-glue-point="3" svg:d="M5440 6842v6858h1524" svg:viewBox="0 0 1525 6859">
          <text:p/>
        </draw:connector>
        <draw:custom-shape draw:style-name="gr17" draw:text-style-name="P3" draw:layer="layout" svg:width="0.762cm" svg:height="0.762cm" draw:transform="rotate (-3.14159265358979) translate (5.826cm 12.1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3" draw:layer="layout" svg:width="0.762cm" svg:height="0.762cm" draw:transform="rotate (-3.14159265358979) translate (7.726cm 12.1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8" draw:layer="layout" svg:width="1.306cm" svg:height="0.721cm" svg:x="7.726cm" svg:y="11.414cm">
          <draw:text-box>
            <text:p><text:span text:style-name="T2">- Wet</text:span></text:p>
          </draw:text-box>
        </draw:frame>
        <draw:frame draw:style-name="gr22" draw:text-style-name="P8" draw:layer="layout" svg:width="1.306cm" svg:height="0.721cm" svg:x="3.753cm" svg:y="11.414cm">
          <draw:text-box>
            <text:p><text:span text:style-name="T2">- Dry</text:span></text:p>
          </draw:text-box>
        </draw:frame>
        <draw:line draw:style-name="gr21" draw:text-style-name="P5" draw:layer="layout" svg:x1="5.44cm" svg:y1="6.715cm" svg:x2="3.535cm" svg:y2="6.715cm">
          <text:p/>
        </draw:line>
        <draw:custom-shape draw:style-name="gr23" draw:text-style-name="P1" draw:layer="layout" svg:width="21.243cm" svg:height="5.715cm" svg:x="1.982cm" svg:y="16.24cm">
          <text:p/>
          <draw:enhanced-geometry svg:viewBox="0 0 21600 21600" draw:path-stretchpoint-x="10800" draw:path-stretchpoint-y="10800" draw:text-areas="?f3 ?f4 ?f5 ?f6" draw:type="round-rectangle" draw:modifiers="1580.69179143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7" draw:layer="layout" svg:width="1.984cm" svg:height="0.878cm" svg:x="2.871cm" svg:y="18.283cm">
          <draw:text-box>
            <text:p>Input L</text:p>
          </draw:text-box>
        </draw:frame>
        <draw:frame draw:style-name="gr24" draw:text-style-name="P7" draw:layer="layout" svg:width="1.984cm" svg:height="0.878cm" svg:x="2.871cm" svg:y="19.553cm">
          <draw:text-box>
            <text:p>Input R</text:p>
          </draw:text-box>
        </draw:frame>
        <draw:line draw:style-name="gr4" draw:text-style-name="P5" draw:layer="layout" svg:x1="4.903cm" svg:y1="18.78cm" svg:x2="11.253cm" svg:y2="18.78cm">
          <text:p/>
        </draw:line>
        <draw:line draw:style-name="gr4" draw:text-style-name="P5" draw:layer="layout" svg:x1="4.903cm" svg:y1="20.05cm" svg:x2="11.253cm" svg:y2="20.05cm">
          <text:p/>
        </draw:line>
        <draw:frame draw:style-name="gr25" draw:text-style-name="P7" draw:layer="layout" svg:width="2.195cm" svg:height="0.878cm" svg:x="11.253cm" svg:y="18.272cm">
          <draw:text-box>
            <text:p>Output L</text:p>
          </draw:text-box>
        </draw:frame>
        <draw:frame draw:style-name="gr25" draw:text-style-name="P7" draw:layer="layout" svg:width="2.195cm" svg:height="0.878cm" svg:x="11.253cm" svg:y="19.542cm">
          <draw:text-box>
            <text:p>Output R</text:p>
          </draw:text-box>
        </draw:frame>
        <draw:custom-shape draw:style-name="gr17" draw:text-style-name="P3" draw:layer="layout" svg:width="0.762cm" svg:height="0.762cm" draw:transform="rotate (-1.5707963267949) translate (8.205cm 18.3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8" draw:layer="layout" svg:width="5.819cm" svg:height="0.721cm" svg:x="5.307cm" svg:y="17.551cm">
          <draw:text-box>
            <text:p><text:span text:style-name="T2">clamp(2 * Pan + Spread – 1, 0, 1)</text:span></text:p>
          </draw:text-box>
        </draw:frame>
        <draw:custom-shape draw:style-name="gr17" draw:text-style-name="P3" draw:layer="layout" svg:width="0.762cm" svg:height="0.762cm" draw:transform="rotate (-1.5707963267949) translate (8.205cm 19.6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8" draw:layer="layout" svg:width="5.176cm" svg:height="0.721cm" svg:x="5.284cm" svg:y="20.431cm">
          <draw:text-box>
            <text:p><text:span text:style-name="T2">clamp(2 * Pan – Spread, 0, 1)</text:span></text:p>
          </draw:text-box>
        </draw:frame>
        <draw:frame draw:style-name="gr28" draw:text-style-name="P8" draw:layer="layout" svg:width="5.328cm" svg:height="2.601cm" svg:x="15.069cm" svg:y="17.51cm">
          <draw:text-box>
            <text:p><text:span text:style-name="T2">clamp(value, min, max) {</text:span></text:p>
            <text:p><text:span text:style-name="T2"><text:s text:c="2"/></text:span><text:span text:style-name="T2">if (value &lt; min) return min;</text:span></text:p>
            <text:p><text:span text:style-name="T2"><text:s text:c="2"/></text:span><text:span text:style-name="T2">if (value &gt; max) return max;</text:span></text:p>
            <text:p><text:span text:style-name="T2"><text:s text:c="2"/></text:span><text:span text:style-name="T2">return value;</text:span></text:p>
            <text:p><text:span text:style-name="T2">}</text:span></text:p>
          </draw:text-box>
        </draw:frame>
        <draw:frame draw:style-name="gr19" draw:text-style-name="P11" draw:layer="layout" svg:width="1.772cm" svg:height="0.878cm" svg:x="2.623cm" svg:y="16.505cm">
          <draw:text-box>
            <text:p><text:span text:style-name="T3">Panner</text:span></text:p>
          </draw:text-box>
        </draw:frame>
        <draw:frame draw:style-name="gr29" draw:text-style-name="P7" draw:layer="layout" svg:width="7.487cm" svg:height="0.878cm" svg:x="13.325cm" svg:y="13.33cm">
          <draw:text-box>
            <text:p>Signal is stereo in this diagram.</text:p>
          </draw:text-box>
        </draw:frame>
        <draw:frame draw:style-name="gr30" draw:text-style-name="P8" draw:layer="layout" svg:width="6.615cm" svg:height="0.721cm" svg:x="15.107cm" svg:y="20.451cm">
          <draw:text-box>
            <text:p><text:span text:style-name="T2">Range of Pan and Spread is [0.0, 1.0].</text:span></text:p>
          </draw:text-box>
        </draw:frame>
        <draw:frame draw:style-name="gr31" draw:text-style-name="P11" draw:layer="layout" svg:width="2.619cm" svg:height="0.878cm" svg:x="2.53cm" svg:y="2.27cm">
          <draw:text-box>
            <text:p><text:span text:style-name="T3">SevenDelay</text:span></text:p>
          </draw:text-box>
        </draw:frame>
        <draw:g xml:id="id10" draw:id="id10">
          <draw:custom-shape draw:style-name="gr20" draw:text-style-name="P3" draw:layer="layout" svg:width="0.762cm" svg:height="0.762cm" svg:x="6.969cm" svg:y="6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5" draw:layer="layout" svg:x1="7.096cm" svg:y1="6.715cm" svg:x2="7.604cm" svg:y2="6.715cm">
            <text:p/>
          </draw:line>
          <draw:line draw:style-name="gr21" draw:text-style-name="P5" draw:layer="layout" svg:x1="7.35cm" svg:y1="6.461cm" svg:x2="7.35cm" svg:y2="6.969cm">
            <text:p/>
          </draw:line>
        </draw:g>
        <draw:connector draw:style-name="gr32" draw:text-style-name="P5" draw:layer="layout" svg:x1="5.567cm" svg:y1="6.715cm" svg:x2="6.969cm" svg:y2="6.715cm" draw:start-shape="id9" draw:start-glue-point="10" draw:end-shape="id10" draw:end-glue-point="3" svg:d="M5567 6715h1402" svg:viewBox="0 0 1403 1">
          <text:p/>
        </draw:connector>
        <draw:connector draw:style-name="gr33" draw:text-style-name="P5" draw:layer="layout" svg:x1="7.345cm" svg:y1="10.398cm" svg:x2="7.35cm" svg:y2="7.096cm" draw:start-shape="id6" draw:start-glue-point="4" draw:end-shape="id10" draw:end-glue-point="2" svg:d="M7345 10398v-1650h5v-1652" svg:viewBox="0 0 6 3303">
          <text:p/>
        </draw:connector>
        <draw:connector draw:style-name="gr34" draw:text-style-name="P5" draw:layer="layout" svg:x1="7.731cm" svg:y1="6.715cm" svg:x2="8.621cm" svg:y2="6.715cm" draw:start-shape="id10" draw:start-glue-point="1" draw:end-shape="id11" draw:end-glue-point="3" svg:d="M7731 6715h890" svg:viewBox="0 0 891 1">
          <text:p/>
        </draw:connector>
        <draw:connector draw:style-name="gr35" draw:text-style-name="P5" draw:layer="layout" svg:x1="11.161cm" svg:y1="6.715cm" svg:x2="14.971cm" svg:y2="6.715cm" draw:start-shape="id11" draw:start-glue-point="1" draw:end-shape="id4" draw:end-glue-point="3" svg:d="M11161 6715h3810" svg:viewBox="0 0 3811 1">
          <text:p/>
        </draw:connector>
      </draw:page>
      <draw:page draw:name="page2" draw:style-name="dp1" draw:master-page-name="Default">
        <draw:custom-shape draw:style-name="gr36" draw:text-style-name="P3" draw:layer="layout" svg:width="24.765cm" svg:height="9.652cm" svg:x="1.635cm" svg:y="0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2.54cm" svg:height="1.27cm" svg:x="12.43cm" svg:y="3.54cm">
          <text:p text:style-name="P2">Delay L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2.54cm" svg:height="1.27cm" svg:x="12.43cm" svg:y="6.08cm">
          <text:p text:style-name="P2">Delay R</text:p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1.984cm" svg:height="0.878cm" svg:x="2.27cm" svg:y="3.678cm">
          <draw:text-box>
            <text:p>Input L</text:p>
          </draw:text-box>
        </draw:frame>
        <draw:frame draw:style-name="gr24" draw:text-style-name="P7" draw:layer="layout" svg:width="1.984cm" svg:height="0.878cm" svg:x="2.27cm" svg:y="6.334cm">
          <draw:text-box>
            <text:p>Input R</text:p>
          </draw:text-box>
        </draw:frame>
        <draw:custom-shape draw:style-name="gr37" draw:text-style-name="P2" draw:layer="layout" svg:width="2.54cm" svg:height="3.81cm" svg:x="6.08cm" svg:y="3.54cm">
          <text:p text:style-name="P2">Panner</text:p>
          <draw:enhanced-geometry svg:viewBox="0 0 21600 21600" draw:type="rectangle" draw:enhanced-path="M 0 0 L 21600 0 21600 21600 0 21600 0 0 Z N"/>
        </draw:custom-shape>
        <draw:line draw:style-name="gr38" draw:text-style-name="P5" draw:layer="layout" svg:x1="4.429cm" svg:y1="4.175cm" svg:x2="6.08cm" svg:y2="4.175cm">
          <text:p/>
        </draw:line>
        <draw:line draw:style-name="gr39" draw:text-style-name="P5" draw:layer="layout" svg:x1="4.429cm" svg:y1="6.715cm" svg:x2="6.08cm" svg:y2="6.715cm">
          <text:p/>
        </draw:line>
        <draw:g xml:id="id12" draw:id="id12">
          <draw:custom-shape draw:style-name="gr40" draw:text-style-name="P12" draw:layer="layout" svg:width="1.016cm" svg:height="1.016cm" svg:x="10.017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5" draw:layer="layout" svg:x1="10.271cm" svg:y1="4.175cm" svg:x2="10.779cm" svg:y2="4.175cm">
            <text:p/>
          </draw:line>
          <draw:line draw:style-name="gr21" draw:text-style-name="P5" draw:layer="layout" svg:x1="10.525cm" svg:y1="3.921cm" svg:x2="10.525cm" svg:y2="4.429cm">
            <text:p/>
          </draw:line>
        </draw:g>
        <draw:g xml:id="id14" draw:id="id14">
          <draw:custom-shape draw:style-name="gr40" draw:text-style-name="P12" draw:layer="layout" svg:width="1.016cm" svg:height="1.016cm" svg:x="10.017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5" draw:layer="layout" svg:x1="10.271cm" svg:y1="6.715cm" svg:x2="10.779cm" svg:y2="6.715cm">
            <text:p/>
          </draw:line>
          <draw:line draw:style-name="gr21" draw:text-style-name="P5" draw:layer="layout" svg:x1="10.525cm" svg:y1="6.461cm" svg:x2="10.525cm" svg:y2="6.969cm">
            <text:p/>
          </draw:line>
        </draw:g>
        <draw:line draw:style-name="gr41" draw:text-style-name="P5" draw:layer="layout" svg:x1="8.62cm" svg:y1="4.175cm" svg:x2="10.017cm" svg:y2="4.175cm">
          <text:p/>
        </draw:line>
        <draw:line draw:style-name="gr42" draw:text-style-name="P5" draw:layer="layout" svg:x1="8.62cm" svg:y1="6.715cm" svg:x2="10.017cm" svg:y2="6.715cm">
          <text:p/>
        </draw:line>
        <draw:connector draw:style-name="gr43" draw:text-style-name="P5" draw:layer="layout" svg:x1="11.033cm" svg:y1="4.175cm" svg:x2="12.43cm" svg:y2="4.175cm" draw:start-shape="id12" draw:start-glue-point="1" draw:end-shape="id13" draw:end-glue-point="3" svg:d="M11033 4175h1397" svg:viewBox="0 0 1398 1">
          <text:p/>
        </draw:connector>
        <draw:connector draw:style-name="gr44" draw:text-style-name="P5" draw:layer="layout" svg:x1="11.033cm" svg:y1="6.715cm" svg:x2="12.43cm" svg:y2="6.715cm" draw:start-shape="id14" draw:start-glue-point="1" draw:end-shape="id15" draw:end-glue-point="3" svg:d="M11033 6715h1397" svg:viewBox="0 0 1398 1">
          <text:p/>
        </draw:connector>
        <draw:custom-shape draw:style-name="gr37" draw:text-style-name="P2" draw:layer="layout" svg:width="2.54cm" svg:height="3.81cm" svg:x="17.51cm" svg:y="3.54cm">
          <text:p text:style-name="P2">Panner</text:p>
          <draw:enhanced-geometry svg:viewBox="0 0 21600 21600" draw:type="rectangle" draw:enhanced-path="M 0 0 L 21600 0 21600 21600 0 21600 0 0 Z N"/>
        </draw:custom-shape>
        <draw:line draw:style-name="gr38" draw:text-style-name="P5" draw:layer="layout" svg:x1="14.97cm" svg:y1="4.175cm" svg:x2="17.51cm" svg:y2="4.175cm">
          <text:p/>
        </draw:line>
        <draw:line draw:style-name="gr38" draw:text-style-name="P5" draw:layer="layout" svg:x1="14.97cm" svg:y1="6.715cm" svg:x2="17.51cm" svg:y2="6.715cm">
          <text:p/>
        </draw:line>
        <draw:line draw:style-name="gr45" draw:text-style-name="P5" draw:layer="layout" svg:x1="20.05cm" svg:y1="4.175cm" svg:x2="22.844cm" svg:y2="4.175cm">
          <text:p/>
        </draw:line>
        <draw:line draw:style-name="gr45" draw:text-style-name="P5" draw:layer="layout" svg:x1="20.05cm" svg:y1="6.715cm" svg:x2="22.844cm" svg:y2="6.715cm">
          <text:p/>
        </draw:line>
        <draw:custom-shape draw:style-name="gr6" draw:text-style-name="P6" xml:id="id16" draw:id="id16" draw:layer="layout" svg:width="0.254cm" svg:height="0.254cm" svg:x="21.193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7" draw:id="id17" draw:layer="layout" svg:width="0.254cm" svg:height="0.254cm" svg:x="21.193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line-skew="-0.884cm" svg:x1="21.32cm" svg:y1="4.048cm" svg:x2="10.525cm" svg:y2="3.667cm" draw:start-shape="id16" draw:start-glue-point="4" draw:end-shape="id12" draw:end-glue-point="0" svg:d="M21320 4048v-1778h-10795v1397" svg:viewBox="0 0 10796 1779">
          <text:p/>
        </draw:connector>
        <draw:connector draw:style-name="gr47" draw:text-style-name="P5" draw:layer="layout" draw:line-skew="1.518cm" svg:x1="21.32cm" svg:y1="6.842cm" svg:x2="10.525cm" svg:y2="7.223cm" draw:start-shape="id17" draw:start-glue-point="8" draw:end-shape="id14" draw:end-glue-point="2" svg:d="M21320 6842v2413h-10795v-2032" svg:viewBox="0 0 10796 2414">
          <text:p/>
        </draw:connector>
        <draw:frame draw:style-name="gr25" draw:text-style-name="P7" draw:layer="layout" svg:width="2.195cm" svg:height="0.878cm" svg:x="22.86cm" svg:y="3.694cm">
          <draw:text-box>
            <text:p>Output L</text:p>
          </draw:text-box>
        </draw:frame>
        <draw:frame draw:style-name="gr25" draw:text-style-name="P7" draw:layer="layout" svg:width="2.195cm" svg:height="0.878cm" svg:x="22.833cm" svg:y="6.234cm">
          <draw:text-box>
            <text:p>Output R</text:p>
          </draw:text-box>
        </draw:frame>
        <draw:frame draw:style-name="gr48" draw:text-style-name="P13" draw:layer="layout" svg:width="2.458cm" svg:height="1.293cm" svg:x="6.08cm" svg:y="7.35cm">
          <draw:text-box>
            <text:p><text:span text:style-name="T4">- In Pan</text:span></text:p>
            <text:p><text:span text:style-name="T4">- In Spraed</text:span></text:p>
          </draw:text-box>
        </draw:frame>
        <draw:frame draw:style-name="gr49" draw:text-style-name="P13" draw:layer="layout" svg:width="2.636cm" svg:height="1.293cm" svg:x="17.51cm" svg:y="7.339cm">
          <draw:text-box>
            <text:p><text:span text:style-name="T4">- Out Pan</text:span></text:p>
            <text:p><text:span text:style-name="T4">- Out Spraed</text:span></text:p>
          </draw:text-box>
        </draw:frame>
        <draw:custom-shape draw:style-name="gr50" draw:text-style-name="P3" draw:layer="layout" svg:width="1.016cm" svg:height="0.889cm" draw:transform="rotate (1.5707963267949) translate (15.351cm 2.7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0" draw:text-style-name="P3" draw:layer="layout" svg:width="1.016cm" svg:height="0.889cm" draw:transform="rotate (1.5707963267949) translate (15.351cm 9.7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Noto Sans Mono CJK JP Regular4" svg:font-family="'Noto Sans Mono CJK JP Regular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3" svg:font-family="'Noto Sans Mono CJK JP'" style:font-family-generic="roman" style:font-pitch="variable"/>
    <style:font-face style:name="Noto Sans Mono CJK JP1" svg:font-family="'Noto Sans Mono CJK JP'" style:font-adornments="Regular" style:font-family-generic="roman" style:font-pitch="variable"/>
    <style:font-face style:name="Noto Sans Mono CJK JP Regular" svg:font-family="'Noto Sans Mono CJK JP Regular'" style:font-family-generic="roman" style:font-pitch="variable"/>
    <style:font-face style:name="Noto Sans Mono CJK JP Regular2" svg:font-family="'Noto Sans Mono CJK JP Regular'" style:font-adornments="Regular" style:font-family-generic="roman" style:font-pitch="variable"/>
    <style:font-face style:name="Noto Sans Mono CJK JP" svg:font-family="'Noto Sans Mono CJK JP'" style:font-family-generic="swiss" style:font-pitch="variable"/>
    <style:font-face style:name="Noto Sans Mono CJK JP2" svg:font-family="'Noto Sans Mono CJK JP'" style:font-adornments="Regular" style:font-family-generic="swiss" style:font-pitch="variable"/>
    <style:font-face style:name="Noto Sans Mono CJK JP Bold1" svg:font-family="'Noto Sans Mono CJK JP Bold'" style:font-adornments="Bold" style:font-family-generic="swiss" style:font-pitch="variable"/>
    <style:font-face style:name="Noto Sans Mono CJK JP Bold" svg:font-family="'Noto Sans Mono CJK JP Bold'" style:font-adornments="Regular" style:font-family-generic="swiss" style:font-pitch="variable"/>
    <style:font-face style:name="Noto Sans Mono CJK JP Regular3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6" svg:font-family="'Noto Sans Mono CJK JP Regular'" style:font-family-generic="system" style:font-pitch="variable"/>
    <style:font-face style:name="Noto Sans Mono CJK JP Regular5" svg:font-family="'Noto Sans Mono CJK JP Regular'" style:font-adornments="Regular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1013 1130" svg:d="M1009 1050l-449-1008-22-30-29-12-34 12-21 26-449 1012-5 13v8l5 21 12 21 17 13 21 4h903l21-4 21-13 9-21 4-21v-8z"/>
    <draw:marker draw:name="Arrowheads_20_12" draw:display-name="Arrowheads 12" svg:viewBox="0 7 20 13" svg:d="M0 20l10-13 10 13z"/>
    <draw:marker draw:name="Arrowheads_20_13" draw:display-name="Arrowheads 13" svg:viewBox="0 0 20 40" svg:d="M0 40l10-40 10 4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1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1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" fo:font-family="'Noto Sans Mono CJK JP'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2" fo:font-family="'Noto Sans Mono CJK JP'" style:font-style-name="Regular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1-07T12:43:20.195000000</meta:creation-date>
    <meta:editing-duration>PT2H29M42S</meta:editing-duration>
    <meta:editing-cycles>76</meta:editing-cycles>
    <meta:generator>LibreOffice/7.0.2.2$Windows_X86_64 LibreOffice_project/8349ace3c3162073abd90d81fd06dcfb6b36b994</meta:generator>
    <dc:title>A4_Landscape</dc:title>
    <dc:date>2020-12-11T11:02:36.091000000</dc:date>
    <meta:document-statistic meta:object-count="106"/>
    <meta:template xlink:type="simple" xlink:actuate="onRequest" xlink:title="A4_Landscape" xlink:href="../../AppData/Roaming/LibreOffice/4/user/template/A4_Landscape.otg" meta:date="2020-01-07T12:43:19.122000000"/>
  </office:meta>
</office:document-meta>
</file>